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">
      <style:table-properties style:width="18.967cm" fo:margin-left="0.03cm" style:page-number="auto" table:align="left" fo:keep-with-next="auto" style:may-break-between-rows="true" table:border-model="collapsing"/>
    </style:style>
    <style:style style:name="Tabela1.A" style:family="table-column">
      <style:table-column-properties style:column-width="4.233cm"/>
    </style:style>
    <style:style style:name="Tabela1.B" style:family="table-column">
      <style:table-column-properties style:column-width="3.732cm"/>
    </style:style>
    <style:style style:name="Tabela1.C" style:family="table-column">
      <style:table-column-properties style:column-width="11.001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16" style:family="table-row">
      <style:table-row-properties style:min-row-height="1.665cm"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048602" officeooo:paragraph-rsid="000486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0b18eb" officeooo:paragraph-rsid="000b18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02ed5c" officeooo:paragraph-rsid="0002e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025622" officeooo:paragraph-rsid="000256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025622" officeooo:paragraph-rsid="000681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01f1c1" officeooo:paragraph-rsid="0001f1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01f1c1" officeooo:paragraph-rsid="0001f1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025622" officeooo:paragraph-rsid="000256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Heading_20_3">
      <style:paragraph-properties fo:text-align="center" style:justify-single-word="false"/>
    </style:style>
    <style:style style:name="T1" style:family="text">
      <style:text-properties officeooo:rsid="00025622"/>
    </style:style>
    <style:style style:name="T2" style:family="text">
      <style:text-properties officeooo:rsid="00040abc"/>
    </style:style>
    <style:style style:name="T3" style:family="text">
      <style:text-properties officeooo:rsid="0004da75"/>
    </style:style>
    <style:style style:name="T4" style:family="text">
      <style:text-properties officeooo:rsid="000681f3"/>
    </style:style>
    <style:style style:name="T5" style:family="text">
      <style:text-properties officeooo:rsid="0007f9fb"/>
    </style:style>
    <style:style style:name="T6" style:family="text">
      <style:text-properties officeooo:rsid="0009181f"/>
    </style:style>
    <style:style style:name="T7" style:family="text">
      <style:text-properties officeooo:rsid="000aa1fc"/>
    </style:style>
    <style:style style:name="T8" style:family="text">
      <style:text-properties officeooo:rsid="000e96c9"/>
    </style:style>
    <style:style style:name="T9" style:family="text">
      <style:text-properties officeooo:rsid="001047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3">Prova de Comunicação e Expressão<text:span text:style-name="T3"> – </text:span>Rascunho</text:h>
      <table:table table:name="Tabela1" table:style-name="Tabela1" table:template-name="Estilo padrão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2" office:value-type="string">
            <text:p text:style-name="P8">Saudação+emoção</text:p>
          </table:table-cell>
          <table:covered-table-cell/>
          <table:table-cell table:style-name="Tabela1.C1" office:value-type="string">
            <text:p text:style-name="P5">Boa tarde! Tudo bem com vocês?</text:p>
            <text:p text:style-name="P6">Eu trouxe um assunto <text:span text:style-name="T2">que no momento é um problema, mas que se não dermos a devida atenção, pode se tornar um problema enorme.</text:span></text:p>
          </table:table-cell>
        </table:table-row>
        <table:table-row>
          <table:table-cell table:style-name="Tabela1.A2" table:number-columns-spanned="2" office:value-type="string">
            <text:p text:style-name="P7">FATO</text:p>
          </table:table-cell>
          <table:covered-table-cell/>
          <table:table-cell table:style-name="Tabela1.C2" office:value-type="string">
            <text:p text:style-name="P4">Montadoras dizem que vão aumentar produção em massa de veículos autônomos nos próximos anos.</text:p>
          </table:table-cell>
        </table:table-row>
        <table:table-row>
          <table:table-cell table:style-name="Tabela1.A2" table:number-columns-spanned="2" office:value-type="string">
            <text:p text:style-name="P7">Opinião</text:p>
          </table:table-cell>
          <table:covered-table-cell/>
          <table:table-cell table:style-name="Tabela1.C2" office:value-type="string">
            <text:p text:style-name="P5">Ainda não temos tecnologia adequada.</text:p>
          </table:table-cell>
        </table:table-row>
        <table:table-row>
          <table:table-cell table:style-name="Tabela1.A2" table:number-columns-spanned="2" office:value-type="string">
            <text:p text:style-name="P7">Argumento de adesão</text:p>
          </table:table-cell>
          <table:covered-table-cell/>
          <table:table-cell table:style-name="Tabela1.C2" office:value-type="string">
            <text:p text:style-name="P5">Diversos acidentes <text:span text:style-name="T4">ocorreram nos últimos três anos. Carro da Uber atropelou uma pessoa num ponto de ônibus, carro da Tesla atravessou um cruzamento e foi atingido por um caminhão</text:span>… <text:span text:style-name="T8">Carros do Google colidiram com ônibus e outros veículos em rodovias..</text:span> Tecnologia falha, <text:span text:style-name="T4">dependente de redes 4G e 5G que caem o tempo todo, GPS que precisam de constante calibração</text:span>… <text:span text:style-name="T5">Softwares apresentam falhas na programação…</text:span></text:p>
          </table:table-cell>
        </table:table-row>
        <table:table-row>
          <table:table-cell table:style-name="Tabela1.A2" table:number-columns-spanned="2" office:value-type="string">
            <text:p text:style-name="P7">Argumento da Regra de Justiça</text:p>
          </table:table-cell>
          <table:covered-table-cell/>
          <table:table-cell table:style-name="Tabela1.C2" office:value-type="string">
            <text:p text:style-name="P5">Na teoria é uma coisa útil, que pode tornar o trânsito mais seguro, pode facilitar a vida de deficientes que não podem dirigir, porém o que temos visto na prática é que a tecnologia é falha e coloca vidas em risco</text:p>
          </table:table-cell>
        </table:table-row>
        <table:table-row>
          <table:table-cell table:style-name="Tabela1.A2" table:number-columns-spanned="2" office:value-type="string">
            <text:p text:style-name="P7">Argumento do ridículo</text:p>
          </table:table-cell>
          <table:covered-table-cell/>
          <table:table-cell table:style-name="Tabela1.C2" office:value-type="string">
            <text:p text:style-name="P9">D<text:span text:style-name="T6">esde quando as grandes empresas com muita influência começaram a investir nesses carros, de </text:span>repente o ser humano não pode mais dirigir com as próprias mãos</text:p>
          </table:table-cell>
        </table:table-row>
        <table:table-row>
          <table:table-cell table:style-name="Tabela1.A2" table:number-columns-spanned="2" office:value-type="string">
            <text:p text:style-name="P7">Persuadir</text:p>
          </table:table-cell>
          <table:covered-table-cell/>
          <table:table-cell table:style-name="Tabela1.C2" office:value-type="string">
            <text:p text:style-name="P5"><text:span text:style-name="T7">Falando sério, sabendo de como a tecnologia que eles dizem ser necessária é falha no nosso dia a dia, v</text:span>ocê arriscaria colocar sua vida ou a vida da sua família em risco <text:span text:style-name="T9">deixando um carro desses dirigir</text:span>?</text:p>
          </table:table-cell>
        </table:table-row>
        <table:table-row table:style-name="Tabela1.1">
          <table:table-cell table:style-name="Tabela1.A2" table:number-rows-spanned="4" office:value-type="string">
            <text:p text:style-name="P7">Argumento utilizando definição <text:span text:style-name="T1">(escolher 1)</text:span></text:p>
          </table:table-cell>
          <table:table-cell table:style-name="Tabela1.A2" office:value-type="string">
            <text:p text:style-name="P5">Definição lógica</text:p>
          </table:table-cell>
          <table:table-cell table:style-name="Tabela1.C2" office:value-type="string">
            <text:p text:style-name="P3"/>
          </table:table-cell>
        </table:table-row>
        <table:table-row table:style-name="Tabela1.1">
          <table:covered-table-cell/>
          <table:table-cell table:style-name="Tabela1.A2" office:value-type="string">
            <text:p text:style-name="P5">Definição expressiva</text:p>
          </table:table-cell>
          <table:table-cell table:style-name="Tabela1.C2" office:value-type="string">
            <text:p text:style-name="P3"/>
          </table:table-cell>
        </table:table-row>
        <table:table-row table:style-name="Tabela1.1">
          <table:covered-table-cell/>
          <table:table-cell table:style-name="Tabela1.A2" office:value-type="string">
            <text:p text:style-name="P5">Definição normativa</text:p>
          </table:table-cell>
          <table:table-cell table:style-name="Tabela1.C2" office:value-type="string">
            <text:p text:style-name="P3"/>
          </table:table-cell>
        </table:table-row>
        <table:table-row table:style-name="Tabela1.1">
          <table:covered-table-cell/>
          <table:table-cell table:style-name="Tabela1.A2" office:value-type="string">
            <text:p text:style-name="P5">Definição etimológica</text:p>
          </table:table-cell>
          <table:table-cell table:style-name="Tabela1.C2" office:value-type="string">
            <text:p text:style-name="P3"/>
          </table:table-cell>
        </table:table-row>
        <table:table-row>
          <table:table-cell table:style-name="Tabela1.A2" table:number-columns-spanned="2" office:value-type="string">
            <text:p text:style-name="P7">Desperdício</text:p>
          </table:table-cell>
          <table:covered-table-cell/>
          <table:table-cell table:style-name="Tabela1.C2" office:value-type="string">
            <text:p text:style-name="P4">Se é pra causar mais acidentes do que já temos, melhor deixar essa tecnologia fora das ruas</text:p>
          </table:table-cell>
        </table:table-row>
        <table:table-row table:style-name="Tabela1.1">
          <table:table-cell table:style-name="Tabela1.A2" table:number-rows-spanned="2" office:value-type="string">
            <text:p text:style-name="P7">Argumento pelo exemplo</text:p>
          </table:table-cell>
          <table:table-cell table:style-name="Tabela1.A2" office:value-type="string">
            <text:p text:style-name="P7">Persuadindo primeiro</text:p>
          </table:table-cell>
          <table:table-cell table:style-name="Tabela1.C2" office:value-type="string">
            <text:p text:style-name="P3"/>
          </table:table-cell>
        </table:table-row>
        <table:table-row table:style-name="Tabela1.1">
          <table:covered-table-cell/>
          <table:table-cell table:style-name="Tabela1.A2" office:value-type="string">
            <text:p text:style-name="P7">Exemplo</text:p>
          </table:table-cell>
          <table:table-cell table:style-name="Tabela1.C2" office:value-type="string">
            <text:p text:style-name="P2"/>
          </table:table-cell>
        </table:table-row>
        <table:table-row>
          <table:table-cell table:style-name="Tabela1.A2" table:number-columns-spanned="2" office:value-type="string">
            <text:p text:style-name="P8">Conclusão</text:p>
          </table:table-cell>
          <table:covered-table-cell/>
          <table:table-cell table:style-name="Tabela1.C2" office:value-type="string">
            <text:p text:style-name="P1">A tecnologia necessária para manter os carros autônomos ainda é muito instável. É melhor conter a produção deles e investir no desenvolvimento de uma base mais sólida para a implantação dessa ideia.</text:p>
          </table:table-cell>
        </table:table-row>
        <table:table-row table:style-name="Tabela1.16">
          <table:table-cell table:style-name="Tabela1.A2" table:number-columns-spanned="2" office:value-type="string">
            <text:p text:style-name="P7">Despedida/Agradecimento</text:p>
          </table:table-cell>
          <table:covered-table-cell/>
          <table:table-cell table:style-name="Tabela1.C2" office:value-type="string">
            <text:p text:style-name="P1">Espero que isso tenha alertado e feito vocês criar uma opinião sobre isso que pode colocar em risco a vida de muitas pessoas. Obrigado pela atenção!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adrão.1" style:display-name="Estilo padrão.1" style:family="table-cell">
      <style:table-cell-properties fo:border-left="0.51pt solid #000000" fo:border-top="0.51pt solid #000000" fo:border-bottom="0.51pt solid #000000"/>
    </style:style>
    <style:style style:name="Estilo_20_padrão.2" style:display-name="Estilo padrão.2" style:family="table-cell">
      <style:table-cell-properties fo:border-left="0.51pt solid #000000" fo:border-bottom="0.51pt solid #000000"/>
    </style:style>
    <style:style style:name="Estilo_20_padrão.3" style:display-name="Estilo padrão.3" style:family="table-cell">
      <style:table-cell-properties fo:border-left="0.51pt solid #000000" fo:border-bottom="0.51pt solid #000000"/>
    </style:style>
    <style:style style:name="Estilo_20_padrão.4" style:display-name="Estilo padrão.4" style:family="table-cell">
      <style:table-cell-properties fo:border-left="0.51pt solid #000000" fo:border-right="0.51pt solid #000000" fo:border-bottom="0.51pt solid #000000"/>
    </style:style>
    <style:style style:name="Estilo_20_padrão.5" style:display-name="Estilo padrão.5" style:family="table-cell">
      <style:table-cell-properties fo:border-left="0.51pt solid #000000" fo:border-bottom="0.51pt solid #000000"/>
    </style:style>
    <style:style style:name="Estilo_20_padrão.6" style:display-name="Estilo padrão.6" style:family="table-cell">
      <style:table-cell-properties fo:border-left="0.51pt solid #000000" fo:border-bottom="0.51pt solid #000000"/>
    </style:style>
    <style:style style:name="Estilo_20_padrão.7" style:display-name="Estilo padrão.7" style:family="table-cell">
      <style:table-cell-properties fo:border-left="0.51pt solid #000000" fo:border-bottom="0.51pt solid #000000"/>
    </style:style>
    <style:style style:name="Estilo_20_padrão.8" style:display-name="Estilo padrão.8" style:family="table-cell">
      <style:table-cell-properties fo:border-left="0.51pt solid #000000" fo:border-bottom="0.51pt solid #000000"/>
    </style:style>
    <style:style style:name="Estilo_20_padrão.9" style:display-name="Estilo padrão.9" style:family="table-cell">
      <style:table-cell-properties fo:border-left="0.51pt solid #000000" fo:border-bottom="0.51pt solid #000000"/>
    </style:style>
    <style:style style:name="Estilo_20_padrão.10" style:display-name="Estilo padrão.10" style:family="table-cell">
      <style:table-cell-properties fo:border-left="0.51pt solid #000000" fo:border-right="0.51pt solid #000000" fo:border-bottom="0.51pt solid #000000"/>
    </style:style>
    <style:style style:name="Estilo_20_padrão.11" style:display-name="Estilo padrão.11" style:family="table-cell">
      <style:table-cell-properties fo:border-left="0.51pt solid #000000" fo:border-top="0.51pt solid #000000" fo:border-bottom="0.51pt solid #000000"/>
    </style:style>
    <style:style style:name="Estilo_20_padrão.12" style:display-name="Estilo padrã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adrão.13" style:display-name="Estilo padrão.13" style:family="table-cell">
      <style:table-cell-properties fo:border-left="0.51pt solid #000000" fo:border-bottom="0.51pt solid #000000"/>
    </style:style>
    <style:style style:name="Estilo_20_padrão.14" style:display-name="Estilo padrão.14" style:family="table-cell">
      <style:table-cell-properties fo:border-left="0.51pt solid #000000" fo:border-right="0.51pt solid #000000" fo:border-bottom="0.51pt solid #000000"/>
    </style:style>
    <style:style style:name="Estilo_20_padrão.15" style:display-name="Estilo padrão.15" style:family="table-cell">
      <style:table-cell-properties fo:border-left="0.51pt solid #000000" fo:border-top="0.51pt solid #000000" fo:border-bottom="0.51pt solid #000000"/>
    </style:style>
    <style:style style:name="Estilo_20_padrão.16" style:display-name="Estilo padrã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adrão.1"/>
      <table:last-row table:style-name="Estilo_20_padrão.2"/>
      <table:first-column table:style-name="Estilo_20_padrão.3"/>
      <table:last-column table:style-name="Estilo_20_padrão.4"/>
      <table:body table:style-name="Estilo_20_padrão.9"/>
      <table:even-rows table:style-name="Estilo_20_padrão.5"/>
      <table:odd-rows table:style-name="Estilo_20_padrão.6"/>
      <table:even-columns table:style-name="Estilo_20_padrão.7"/>
      <table:odd-columns table:style-name="Estilo_20_padrão.8"/>
      <table:background table:style-name="Estilo_20_padrão.10"/>
      <loext:first-row-even-column table:style-name="Estilo_20_padrão.15"/>
      <loext:last-row-even-column table:style-name="Estilo_20_padrão.16"/>
      <loext:first-row-end-column table:style-name="Estilo_20_padrão.12"/>
      <loext:first-row-start-column table:style-name="Estilo_20_padrão.11"/>
      <loext:last-row-end-column table:style-name="Estilo_20_padrão.14"/>
      <loext:last-row-start-column table:style-name="Estilo_20_padrã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08:53:53.943000000</meta:creation-date>
    <dc:date>2018-07-04T14:21:28.920000000</dc:date>
    <meta:editing-duration>PT51M53S</meta:editing-duration>
    <meta:editing-cycles>15</meta:editing-cycles>
    <meta:generator>LibreOffice/6.0.0.3$Windows_X86_64 LibreOffice_project/64a0f66915f38c6217de274f0aa8e15618924765</meta:generator>
    <meta:document-statistic meta:table-count="1" meta:image-count="0" meta:object-count="0" meta:page-count="1" meta:paragraph-count="30" meta:word-count="335" meta:character-count="2053" meta:non-whitespace-character-count="1747"/>
  </office:meta>
</office:document-meta>
</file>